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1de67" officeooo:paragraph-rsid="0011de67"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1de67"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new.html.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3"><text:span text:style-name="T1">Inline comments are found at the top of the statement using '/*' and '*/'.</text:span></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1930424513930821295" text:style-name="WWNum1">
        <text:list-header>
          <text:p text:style-name="P28">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3208197381313" text:continue-numbering="true" text:style-name="WWNum1">
        <text:list-header>
          <text:p text:style-name="P29">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2:07.142219108</dc:date>
    <meta:generator>LibreOffice/4.2.3.3$Linux_X86_64 LibreOffice_project/420m0$Build-3</meta:generator>
    <meta:editing-duration>P0D</meta:editing-duration>
    <meta:editing-cycles>1</meta:editing-cycles>
    <meta:document-statistic meta:table-count="5" meta:image-count="0" meta:object-count="0" meta:page-count="2" meta:paragraph-count="81" meta:word-count="409" meta:character-count="2488" meta:non-whitespace-character-count="2145"/>
  </office:meta>
</office:document-meta>
</file>